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80000006BF90739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0835in" svg:height="1.1146in" draw:z-index="0"><draw:image xlink:href="Pictures/10000001000001E80000006BF90739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4:14:33.968508626</meta:creation-date>
    <dc:date>2024-06-13T14:14:35.129933035</dc:date>
    <meta:editing-duration>PT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